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4 年 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0495" calcext:value-type="float">
            <text:p><text:s text:c="3"/>70,495</text:p>
          </table:table-cell>
          <table:table-cell table:style-name="ce25" office:value-type="float" office:value="2730" calcext:value-type="float">
            <text:p><text:s text:c="3"/>2,730</text:p>
          </table:table-cell>
          <table:table-cell table:style-name="ce25" office:value-type="float" office:value="5985" calcext:value-type="float">
            <text:p><text:s text:c="3"/>5,985</text:p>
          </table:table-cell>
          <table:table-cell table:style-name="ce25" office:value-type="float" office:value="5612" calcext:value-type="float">
            <text:p><text:s text:c="3"/>5,612</text:p>
          </table:table-cell>
          <table:table-cell table:style-name="ce25" office:value-type="float" office:value="2642" calcext:value-type="float">
            <text:p><text:s text:c="3"/>2,642</text:p>
          </table:table-cell>
          <table:table-cell table:style-name="ce25" office:value-type="float" office:value="2456" calcext:value-type="float">
            <text:p><text:s text:c="3"/>2,456</text:p>
          </table:table-cell>
          <table:table-cell table:style-name="ce25" office:value-type="float" office:value="1464" calcext:value-type="float">
            <text:p><text:s text:c="3"/>1,464</text:p>
          </table:table-cell>
          <table:table-cell table:style-name="ce25" office:value-type="float" office:value="2226" calcext:value-type="float">
            <text:p><text:s text:c="3"/>2,226</text:p>
          </table:table-cell>
          <table:table-cell table:style-name="ce25" office:value-type="float" office:value="7007" calcext:value-type="float">
            <text:p><text:s text:c="3"/>7,007</text:p>
          </table:table-cell>
          <table:table-cell table:style-name="ce25" office:value-type="float" office:value="521" calcext:value-type="float">
            <text:p><text:s text:c="3"/>521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77" calcext:value-type="float">
            <text:p><text:s text:c="3"/>3,177</text:p>
          </table:table-cell>
          <table:table-cell table:style-name="ce25" office:value-type="float" office:value="35058" calcext:value-type="float">
            <text:p><text:s text:c="3"/>35,058</text:p>
          </table:table-cell>
          <table:table-cell table:style-name="ce25" office:value-type="float" office:value="1605" calcext:value-type="float">
            <text:p><text:s text:c="3"/>1,605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25" office:value-type="float" office:value="69143" calcext:value-type="float">
            <text:p><text:s text:c="3"/>69,143</text:p>
          </table:table-cell>
          <table:table-cell table:style-name="ce25" office:value-type="float" office:value="2959" calcext:value-type="float">
            <text:p><text:s text:c="3"/>2,959</text:p>
          </table:table-cell>
          <table:table-cell table:style-name="ce25" office:value-type="float" office:value="6306" calcext:value-type="float">
            <text:p><text:s text:c="3"/>6,306</text:p>
          </table:table-cell>
          <table:table-cell table:style-name="ce25" office:value-type="float" office:value="3508" calcext:value-type="float">
            <text:p><text:s text:c="3"/>3,508</text:p>
          </table:table-cell>
          <table:table-cell table:style-name="ce25" office:value-type="float" office:value="3563" calcext:value-type="float">
            <text:p><text:s text:c="3"/>3,563</text:p>
          </table:table-cell>
          <table:table-cell table:style-name="ce25" office:value-type="float" office:value="3824" calcext:value-type="float">
            <text:p><text:s text:c="3"/>3,824</text:p>
          </table:table-cell>
          <table:table-cell table:style-name="ce25" office:value-type="float" office:value="1884" calcext:value-type="float">
            <text:p><text:s text:c="3"/>1,884</text:p>
          </table:table-cell>
          <table:table-cell table:style-name="ce25" office:value-type="float" office:value="2403" calcext:value-type="float">
            <text:p><text:s text:c="3"/>2,403</text:p>
          </table:table-cell>
          <table:table-cell table:style-name="ce25" office:value-type="float" office:value="6095" calcext:value-type="float">
            <text:p><text:s text:c="3"/>6,095</text:p>
          </table:table-cell>
          <table:table-cell table:style-name="ce25" office:value-type="float" office:value="330" calcext:value-type="float">
            <text:p><text:s text:c="3"/>33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77" calcext:value-type="float">
            <text:p><text:s text:c="3"/>3,177</text:p>
          </table:table-cell>
          <table:table-cell table:style-name="ce25" office:value-type="float" office:value="35058" calcext:value-type="float">
            <text:p><text:s text:c="3"/>35,058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25" office:value-type="float" office:value="16" calcext:value-type="float">
            <text:p><text:s text:c="3"/>16</text:p>
          </table:table-cell>
          <table:table-cell table:style-name="ce29" office:value-type="float" office:value="1352" calcext:value-type="float">
            <text:p><text:s text:c="3"/>1,352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2534" calcext:value-type="float">
            <text:p><text:s text:c="3"/>32,534</text:p>
          </table:table-cell>
          <table:table-cell table:style-name="ce25" office:value-type="float" office:value="1290" calcext:value-type="float">
            <text:p><text:s text:c="3"/>1,290</text:p>
          </table:table-cell>
          <table:table-cell table:style-name="ce25" office:value-type="float" office:value="2820" calcext:value-type="float">
            <text:p><text:s text:c="3"/>2,820</text:p>
          </table:table-cell>
          <table:table-cell table:style-name="ce25" office:value-type="float" office:value="2667" calcext:value-type="float">
            <text:p><text:s text:c="3"/>2,667</text:p>
          </table:table-cell>
          <table:table-cell table:style-name="ce25" office:value-type="float" office:value="1256" calcext:value-type="float">
            <text:p><text:s text:c="3"/>1,256</text:p>
          </table:table-cell>
          <table:table-cell table:style-name="ce25" office:value-type="float" office:value="1150" calcext:value-type="float">
            <text:p><text:s text:c="3"/>1,150</text:p>
          </table:table-cell>
          <table:table-cell table:style-name="ce25" office:value-type="float" office:value="664" calcext:value-type="float">
            <text:p><text:s text:c="3"/>664</text:p>
          </table:table-cell>
          <table:table-cell table:style-name="ce25" office:value-type="float" office:value="1060" calcext:value-type="float">
            <text:p><text:s text:c="3"/>1,060</text:p>
          </table:table-cell>
          <table:table-cell table:style-name="ce25" office:value-type="float" office:value="3242" calcext:value-type="float">
            <text:p><text:s text:c="3"/>3,242</text:p>
          </table:table-cell>
          <table:table-cell table:style-name="ce25" office:value-type="float" office:value="272" calcext:value-type="float">
            <text:p><text:s text:c="3"/>27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77" calcext:value-type="float">
            <text:p><text:s text:c="3"/>1,477</text:p>
          </table:table-cell>
          <table:table-cell table:style-name="ce25" office:value-type="float" office:value="16026" calcext:value-type="float">
            <text:p><text:s text:c="3"/>16,026</text:p>
          </table:table-cell>
          <table:table-cell table:style-name="ce25" office:value-type="float" office:value="608" calcext:value-type="float">
            <text:p><text:s text:c="3"/>608</text:p>
          </table:table-cell>
          <table:table-cell table:style-name="ce25" office:value-type="float" office:value="2" calcext:value-type="float">
            <text:p><text:s text:c="3"/>2</text:p>
          </table:table-cell>
          <table:table-cell table:style-name="ce25" office:value-type="float" office:value="31933" calcext:value-type="float">
            <text:p><text:s text:c="3"/>31,933</text:p>
          </table:table-cell>
          <table:table-cell table:style-name="ce25" office:value-type="float" office:value="1278" calcext:value-type="float">
            <text:p><text:s text:c="3"/>1,278</text:p>
          </table:table-cell>
          <table:table-cell table:style-name="ce25" office:value-type="float" office:value="2934" calcext:value-type="float">
            <text:p><text:s text:c="3"/>2,934</text:p>
          </table:table-cell>
          <table:table-cell table:style-name="ce25" office:value-type="float" office:value="1589" calcext:value-type="float">
            <text:p><text:s text:c="3"/>1,589</text:p>
          </table:table-cell>
          <table:table-cell table:style-name="ce25" office:value-type="float" office:value="1718" calcext:value-type="float">
            <text:p><text:s text:c="3"/>1,718</text:p>
          </table:table-cell>
          <table:table-cell table:style-name="ce25" office:value-type="float" office:value="1706" calcext:value-type="float">
            <text:p><text:s text:c="3"/>1,706</text:p>
          </table:table-cell>
          <table:table-cell table:style-name="ce25" office:value-type="float" office:value="886" calcext:value-type="float">
            <text:p><text:s text:c="3"/>886</text:p>
          </table:table-cell>
          <table:table-cell table:style-name="ce25" office:value-type="float" office:value="1117" calcext:value-type="float">
            <text:p><text:s text:c="3"/>1,117</text:p>
          </table:table-cell>
          <table:table-cell table:style-name="ce25" office:value-type="float" office:value="2981" calcext:value-type="float">
            <text:p><text:s text:c="3"/>2,981</text:p>
          </table:table-cell>
          <table:table-cell table:style-name="ce25" office:value-type="float" office:value="200" calcext:value-type="float">
            <text:p><text:s text:c="3"/>200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77" calcext:value-type="float">
            <text:p><text:s text:c="3"/>1,477</text:p>
          </table:table-cell>
          <table:table-cell table:style-name="ce25" office:value-type="float" office:value="16026" calcext:value-type="float">
            <text:p><text:s text:c="3"/>16,026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601" calcext:value-type="float">
            <text:p><text:s text:c="3"/>60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7961" calcext:value-type="float">
            <text:p><text:s text:c="3"/>37,961</text:p>
          </table:table-cell>
          <table:table-cell table:style-name="ce25" office:value-type="float" office:value="1440" calcext:value-type="float">
            <text:p><text:s text:c="3"/>1,440</text:p>
          </table:table-cell>
          <table:table-cell table:style-name="ce25" office:value-type="float" office:value="3165" calcext:value-type="float">
            <text:p><text:s text:c="3"/>3,165</text:p>
          </table:table-cell>
          <table:table-cell table:style-name="ce25" office:value-type="float" office:value="2945" calcext:value-type="float">
            <text:p><text:s text:c="3"/>2,945</text:p>
          </table:table-cell>
          <table:table-cell table:style-name="ce25" office:value-type="float" office:value="1386" calcext:value-type="float">
            <text:p><text:s text:c="3"/>1,386</text:p>
          </table:table-cell>
          <table:table-cell table:style-name="ce25" office:value-type="float" office:value="1306" calcext:value-type="float">
            <text:p><text:s text:c="3"/>1,306</text:p>
          </table:table-cell>
          <table:table-cell table:style-name="ce25" office:value-type="float" office:value="800" calcext:value-type="float">
            <text:p><text:s text:c="3"/>800</text:p>
          </table:table-cell>
          <table:table-cell table:style-name="ce25" office:value-type="float" office:value="1166" calcext:value-type="float">
            <text:p><text:s text:c="3"/>1,166</text:p>
          </table:table-cell>
          <table:table-cell table:style-name="ce25" office:value-type="float" office:value="3765" calcext:value-type="float">
            <text:p><text:s text:c="3"/>3,765</text:p>
          </table:table-cell>
          <table:table-cell table:style-name="ce25" office:value-type="float" office:value="249" calcext:value-type="float">
            <text:p><text:s text:c="3"/>24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700" calcext:value-type="float">
            <text:p><text:s text:c="3"/>1,700</text:p>
          </table:table-cell>
          <table:table-cell table:style-name="ce25" office:value-type="float" office:value="19032" calcext:value-type="float">
            <text:p><text:s text:c="3"/>19,032</text:p>
          </table:table-cell>
          <table:table-cell table:style-name="ce25" office:value-type="float" office:value="997" calcext:value-type="float">
            <text:p><text:s text:c="3"/>997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37210" calcext:value-type="float">
            <text:p><text:s text:c="3"/>37,210</text:p>
          </table:table-cell>
          <table:table-cell table:style-name="ce25" office:value-type="float" office:value="1681" calcext:value-type="float">
            <text:p><text:s text:c="3"/>1,681</text:p>
          </table:table-cell>
          <table:table-cell table:style-name="ce25" office:value-type="float" office:value="3372" calcext:value-type="float">
            <text:p><text:s text:c="3"/>3,372</text:p>
          </table:table-cell>
          <table:table-cell table:style-name="ce25" office:value-type="float" office:value="1919" calcext:value-type="float">
            <text:p><text:s text:c="3"/>1,919</text:p>
          </table:table-cell>
          <table:table-cell table:style-name="ce25" office:value-type="float" office:value="1845" calcext:value-type="float">
            <text:p><text:s text:c="3"/>1,845</text:p>
          </table:table-cell>
          <table:table-cell table:style-name="ce25" office:value-type="float" office:value="2118" calcext:value-type="float">
            <text:p><text:s text:c="3"/>2,118</text:p>
          </table:table-cell>
          <table:table-cell table:style-name="ce25" office:value-type="float" office:value="998" calcext:value-type="float">
            <text:p><text:s text:c="3"/>998</text:p>
          </table:table-cell>
          <table:table-cell table:style-name="ce25" office:value-type="float" office:value="1286" calcext:value-type="float">
            <text:p><text:s text:c="3"/>1,286</text:p>
          </table:table-cell>
          <table:table-cell table:style-name="ce25" office:value-type="float" office:value="3114" calcext:value-type="float">
            <text:p><text:s text:c="3"/>3,114</text:p>
          </table:table-cell>
          <table:table-cell table:style-name="ce25" office:value-type="float" office:value="130" calcext:value-type="float">
            <text:p><text:s text:c="3"/>13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700" calcext:value-type="float">
            <text:p><text:s text:c="3"/>1,700</text:p>
          </table:table-cell>
          <table:table-cell table:style-name="ce25" office:value-type="float" office:value="19032" calcext:value-type="float">
            <text:p><text:s text:c="3"/>19,032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751" calcext:value-type="float">
            <text:p><text:s text:c="3"/>75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717" calcext:value-type="float">
            <text:p>11,717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450" calcext:value-type="float">
            <text:p>3,450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66" calcext:value-type="float">
            <text:p>4,466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1128" calcext:value-type="float">
            <text:p>11,128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16" calcext:value-type="float">
            <text:p>2,016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579" calcext:value-type="float">
            <text:p>1,579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66" calcext:value-type="float">
            <text:p>4,46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589" calcext:value-type="float">
            <text:p>58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05" calcext:value-type="float">
            <text:p>5,405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21" calcext:value-type="float">
            <text:p>1,621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60" calcext:value-type="float">
            <text:p>6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152" calcext:value-type="float">
            <text:p>5,152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85" calcext:value-type="float">
            <text:p>785</text:p>
          </table:table-cell>
          <table:table-cell table:style-name="ce27" office:value-type="float" office:value="34" calcext:value-type="float">
            <text:p>3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46" calcext:value-type="float">
            <text:p>2,04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253" calcext:value-type="float">
            <text:p>25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312" calcext:value-type="float">
            <text:p>6,312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36" calcext:value-type="float">
            <text:p>33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7622" calcext:value-type="float">
            <text:p>7,622</text:p>
          </table:table-cell>
          <table:table-cell table:style-name="ce26" office:value-type="float" office:value="709" calcext:value-type="float">
            <text:p>709</text:p>
          </table:table-cell>
          <table:table-cell table:style-name="ce26" office:value-type="float" office:value="2016" calcext:value-type="float">
            <text:p>2,01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657" calcext:value-type="float">
            <text:p>657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93" calcext:value-type="float">
            <text:p>3,093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566" calcext:value-type="float">
            <text:p>9,566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3450" calcext:value-type="float">
            <text:p>3,4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847" calcext:value-type="float">
            <text:p>847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93" calcext:value-type="float">
            <text:p>3,093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1944" calcext:value-type="float">
            <text:p><text:s/>－1,94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509" calcext:value-type="float">
            <text:p>3,509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919" calcext:value-type="float">
            <text:p>9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8" calcext:value-type="float">
            <text:p>1,448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01" calcext:value-type="float">
            <text:p>4,501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1621" calcext:value-type="float">
            <text:p>1,6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48" calcext:value-type="float">
            <text:p>1,448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-992" calcext:value-type="float">
            <text:p><text:s/>－99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952" calcext:value-type="float">
            <text:p><text:s/>－95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402" calcext:value-type="float">
            <text:p>7,402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431" calcext:value-type="float">
            <text:p>1,431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94" calcext:value-type="float">
            <text:p>9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272" calcext:value-type="float">
            <text:p>6,272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30" calcext:value-type="float">
            <text:p>3,4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130" calcext:value-type="float">
            <text:p>1,13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72" calcext:value-type="float">
            <text:p>3,472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89" calcext:value-type="float">
            <text:p>1,58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26" calcext:value-type="float">
            <text:p>2,926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89" calcext:value-type="float">
            <text:p>1,58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46" calcext:value-type="float">
            <text:p>54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584" calcext:value-type="float">
            <text:p>58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017" calcext:value-type="float">
            <text:p>11,017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70" calcext:value-type="float">
            <text:p>7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32" calcext:value-type="float">
            <text:p>6,732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493" calcext:value-type="float">
            <text:p>9,493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1354" calcext:value-type="float">
            <text:p>1,354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732" calcext:value-type="float">
            <text:p>6,73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1524" calcext:value-type="float">
            <text:p>1,52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21" calcext:value-type="float">
            <text:p>4,921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85" calcext:value-type="float">
            <text:p>185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36" calcext:value-type="float">
            <text:p>3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07" calcext:value-type="float">
            <text:p>3,007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01" calcext:value-type="float">
            <text:p>4,301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07" calcext:value-type="float">
            <text:p>3,00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20" calcext:value-type="float">
            <text:p>62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096" calcext:value-type="float">
            <text:p>6,09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192" calcext:value-type="float">
            <text:p>5,19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725" calcext:value-type="float">
            <text:p>3,72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04" calcext:value-type="float">
            <text:p>90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37" calcext:value-type="float">
            <text:p>5,937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2" calcext:value-type="float">
            <text:p>3,812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416" calcext:value-type="float">
            <text:p>5,416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12" calcext:value-type="float">
            <text:p>3,81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21" calcext:value-type="float">
            <text:p>52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33" calcext:value-type="float">
            <text:p>2,733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291" calcext:value-type="float">
            <text:p>291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3" calcext:value-type="float">
            <text:p>1,74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462" calcext:value-type="float">
            <text:p>2,462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43" calcext:value-type="float">
            <text:p>1,74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71" calcext:value-type="float">
            <text:p>2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69" calcext:value-type="float">
            <text:p>2,06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50" calcext:value-type="float">
            <text:p>25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504" calcext:value-type="float">
            <text:p>8,504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39" calcext:value-type="float">
            <text:p>5,639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192" calcext:value-type="float">
            <text:p>8,19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94" calcext:value-type="float">
            <text:p>894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39" calcext:value-type="float">
            <text:p>5,63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12" calcext:value-type="float">
            <text:p>312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856" calcext:value-type="float">
            <text:p>3,856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91" calcext:value-type="float">
            <text:p>91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6" calcext:value-type="float">
            <text:p>536</text:p>
          </table:table-cell>
          <table:table-cell table:style-name="ce27" office:value-type="float" office:value="25" calcext:value-type="float">
            <text:p>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4" calcext:value-type="float">
            <text:p>2,54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750" calcext:value-type="float">
            <text:p>3,75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97" calcext:value-type="float">
            <text:p>97</text:p>
          </table:table-cell>
          <table:table-cell table:number-columns-repeated="2" table:style-name="ce27" office:value-type="float" office:value="66" calcext:value-type="float">
            <text:p>6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4" calcext:value-type="float">
            <text:p>2,5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106" calcext:value-type="float">
            <text:p>10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648" calcext:value-type="float">
            <text:p>4,648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95" calcext:value-type="float">
            <text:p>3,09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06" calcext:value-type="float">
            <text:p>20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7711" calcext:value-type="float">
            <text:p><text:s text:c="3"/>17,711</text:p>
          </table:table-cell>
          <table:table-cell table:style-name="ce29" office:value-type="float" office:value="436" calcext:value-type="float">
            <text:p><text:s text:c="3"/>436</text:p>
          </table:table-cell>
          <table:table-cell table:style-name="ce29" office:value-type="float" office:value="1579" calcext:value-type="float">
            <text:p><text:s text:c="3"/>1,579</text:p>
          </table:table-cell>
          <table:table-cell table:style-name="ce29" office:value-type="float" office:value="847" calcext:value-type="float">
            <text:p><text:s text:c="3"/>847</text:p>
          </table:table-cell>
          <table:table-cell table:style-name="ce29" office:value-type="float" office:value="881" calcext:value-type="float">
            <text:p><text:s text:c="3"/>881</text:p>
          </table:table-cell>
          <table:table-cell table:style-name="ce29" office:value-type="float" office:value="1354" calcext:value-type="float">
            <text:p><text:s text:c="3"/>1,354</text:p>
          </table:table-cell>
          <table:table-cell table:style-name="ce29" office:value-type="float" office:value="444" calcext:value-type="float">
            <text:p><text:s text:c="3"/>444</text:p>
          </table:table-cell>
          <table:table-cell table:style-name="ce29" office:value-type="float" office:value="894" calcext:value-type="float">
            <text:p><text:s text:c="3"/>89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6" calcext:value-type="float">
            <text:p><text:s text:c="3"/>9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73" calcext:value-type="float">
            <text:p><text:s text:c="3"/>3,173</text:p>
          </table:table-cell>
          <table:table-cell table:style-name="ce29" office:value-type="float" office:value="7647" calcext:value-type="float">
            <text:p><text:s text:c="3"/>7,647</text:p>
          </table:table-cell>
          <table:table-cell table:style-name="ce29" office:value-type="float" office:value="356" calcext:value-type="float">
            <text:p><text:s text:c="3"/>356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8308" calcext:value-type="float">
            <text:p><text:s text:c="3"/>18,308</text:p>
          </table:table-cell>
          <table:table-cell table:style-name="ce29" office:value-type="float" office:value="473" calcext:value-type="float">
            <text:p><text:s text:c="3"/>473</text:p>
          </table:table-cell>
          <table:table-cell table:style-name="ce29" office:value-type="float" office:value="1213" calcext:value-type="float">
            <text:p><text:s text:c="3"/>1,213</text:p>
          </table:table-cell>
          <table:table-cell table:style-name="ce29" office:value-type="float" office:value="657" calcext:value-type="float">
            <text:p><text:s text:c="3"/>657</text:p>
          </table:table-cell>
          <table:table-cell table:style-name="ce29" office:value-type="float" office:value="1003" calcext:value-type="float">
            <text:p><text:s text:c="3"/>1,003</text:p>
          </table:table-cell>
          <table:table-cell table:style-name="ce29" office:value-type="float" office:value="2282" calcext:value-type="float">
            <text:p><text:s text:c="3"/>2,282</text:p>
          </table:table-cell>
          <table:table-cell table:style-name="ce29" office:value-type="float" office:value="646" calcext:value-type="float">
            <text:p><text:s text:c="3"/>646</text:p>
          </table:table-cell>
          <table:table-cell table:style-name="ce29" office:value-type="float" office:value="1115" calcext:value-type="float">
            <text:p><text:s text:c="3"/>1,1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1" calcext:value-type="float">
            <text:p><text:s text:c="3"/>9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73" calcext:value-type="float">
            <text:p><text:s text:c="3"/>3,173</text:p>
          </table:table-cell>
          <table:table-cell table:style-name="ce29" office:value-type="float" office:value="7647" calcext:value-type="float">
            <text:p><text:s text:c="3"/>7,647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597" calcext:value-type="float">
            <text:p><text:s/>－597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298" calcext:value-type="float">
            <text:p><text:s text:c="3"/>8,298</text:p>
          </table:table-cell>
          <table:table-cell table:style-name="ce30" office:value-type="float" office:value="200" calcext:value-type="float">
            <text:p><text:s text:c="3"/>200</text:p>
          </table:table-cell>
          <table:table-cell table:style-name="ce30" office:value-type="float" office:value="785" calcext:value-type="float">
            <text:p><text:s text:c="3"/>785</text:p>
          </table:table-cell>
          <table:table-cell table:style-name="ce30" office:value-type="float" office:value="424" calcext:value-type="float">
            <text:p><text:s text:c="3"/>424</text:p>
          </table:table-cell>
          <table:table-cell table:style-name="ce30" office:value-type="float" office:value="427" calcext:value-type="float">
            <text:p><text:s text:c="3"/>427</text:p>
          </table:table-cell>
          <table:table-cell table:style-name="ce30" office:value-type="float" office:value="643" calcext:value-type="float">
            <text:p><text:s text:c="3"/>643</text:p>
          </table:table-cell>
          <table:table-cell table:style-name="ce30" office:value-type="float" office:value="212" calcext:value-type="float">
            <text:p><text:s text:c="3"/>212</text:p>
          </table:table-cell>
          <table:table-cell table:style-name="ce30" office:value-type="float" office:value="434" calcext:value-type="float">
            <text:p><text:s text:c="3"/>43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6" calcext:value-type="float">
            <text:p><text:s text:c="3"/>5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74" calcext:value-type="float">
            <text:p><text:s text:c="3"/>1,474</text:p>
          </table:table-cell>
          <table:table-cell table:style-name="ce30" office:value-type="float" office:value="3520" calcext:value-type="float">
            <text:p><text:s text:c="3"/>3,520</text:p>
          </table:table-cell>
          <table:table-cell table:style-name="ce30" office:value-type="float" office:value="122" calcext:value-type="float">
            <text:p><text:s text:c="3"/>122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8434" calcext:value-type="float">
            <text:p><text:s text:c="3"/>8,434</text:p>
          </table:table-cell>
          <table:table-cell table:style-name="ce30" office:value-type="float" office:value="193" calcext:value-type="float">
            <text:p><text:s text:c="3"/>193</text:p>
          </table:table-cell>
          <table:table-cell table:style-name="ce30" office:value-type="float" office:value="565" calcext:value-type="float">
            <text:p><text:s text:c="3"/>565</text:p>
          </table:table-cell>
          <table:table-cell table:style-name="ce30" office:value-type="float" office:value="290" calcext:value-type="float">
            <text:p><text:s text:c="3"/>290</text:p>
          </table:table-cell>
          <table:table-cell table:style-name="ce30" office:value-type="float" office:value="486" calcext:value-type="float">
            <text:p><text:s text:c="3"/>486</text:p>
          </table:table-cell>
          <table:table-cell table:style-name="ce30" office:value-type="float" office:value="1012" calcext:value-type="float">
            <text:p><text:s text:c="3"/>1,012</text:p>
          </table:table-cell>
          <table:table-cell table:style-name="ce30" office:value-type="float" office:value="291" calcext:value-type="float">
            <text:p><text:s text:c="3"/>291</text:p>
          </table:table-cell>
          <table:table-cell table:style-name="ce30" office:value-type="float" office:value="536" calcext:value-type="float">
            <text:p><text:s text:c="3"/>536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74" calcext:value-type="float">
            <text:p><text:s text:c="3"/>1,474</text:p>
          </table:table-cell>
          <table:table-cell table:style-name="ce30" office:value-type="float" office:value="3520" calcext:value-type="float">
            <text:p><text:s text:c="3"/>3,520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-136" calcext:value-type="float">
            <text:p><text:s/>－13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413" calcext:value-type="float">
            <text:p><text:s text:c="3"/>9,413</text:p>
          </table:table-cell>
          <table:table-cell table:style-name="ce31" office:value-type="float" office:value="236" calcext:value-type="float">
            <text:p><text:s text:c="3"/>236</text:p>
          </table:table-cell>
          <table:table-cell table:style-name="ce31" office:value-type="float" office:value="794" calcext:value-type="float">
            <text:p><text:s text:c="3"/>794</text:p>
          </table:table-cell>
          <table:table-cell table:style-name="ce31" office:value-type="float" office:value="423" calcext:value-type="float">
            <text:p><text:s text:c="3"/>423</text:p>
          </table:table-cell>
          <table:table-cell table:style-name="ce31" office:value-type="float" office:value="454" calcext:value-type="float">
            <text:p><text:s text:c="3"/>454</text:p>
          </table:table-cell>
          <table:table-cell table:style-name="ce31" office:value-type="float" office:value="711" calcext:value-type="float">
            <text:p><text:s text:c="3"/>711</text:p>
          </table:table-cell>
          <table:table-cell table:style-name="ce31" office:value-type="float" office:value="232" calcext:value-type="float">
            <text:p><text:s text:c="3"/>232</text:p>
          </table:table-cell>
          <table:table-cell table:style-name="ce31" office:value-type="float" office:value="460" calcext:value-type="float">
            <text:p><text:s text:c="3"/>46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0" calcext:value-type="float">
            <text:p><text:s text:c="3"/>4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99" calcext:value-type="float">
            <text:p><text:s text:c="3"/>1,699</text:p>
          </table:table-cell>
          <table:table-cell table:style-name="ce31" office:value-type="float" office:value="4127" calcext:value-type="float">
            <text:p><text:s text:c="3"/>4,127</text:p>
          </table:table-cell>
          <table:table-cell table:style-name="ce31" office:value-type="float" office:value="234" calcext:value-type="float">
            <text:p><text:s text:c="3"/>234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9874" calcext:value-type="float">
            <text:p><text:s text:c="3"/>9,874</text:p>
          </table:table-cell>
          <table:table-cell table:style-name="ce31" office:value-type="float" office:value="280" calcext:value-type="float">
            <text:p><text:s text:c="3"/>280</text:p>
          </table:table-cell>
          <table:table-cell table:style-name="ce31" office:value-type="float" office:value="648" calcext:value-type="float">
            <text:p><text:s text:c="3"/>648</text:p>
          </table:table-cell>
          <table:table-cell table:style-name="ce31" office:value-type="float" office:value="367" calcext:value-type="float">
            <text:p><text:s text:c="3"/>367</text:p>
          </table:table-cell>
          <table:table-cell table:style-name="ce31" office:value-type="float" office:value="517" calcext:value-type="float">
            <text:p><text:s text:c="3"/>517</text:p>
          </table:table-cell>
          <table:table-cell table:style-name="ce31" office:value-type="float" office:value="1270" calcext:value-type="float">
            <text:p><text:s text:c="3"/>1,270</text:p>
          </table:table-cell>
          <table:table-cell table:style-name="ce31" office:value-type="float" office:value="355" calcext:value-type="float">
            <text:p><text:s text:c="3"/>355</text:p>
          </table:table-cell>
          <table:table-cell table:style-name="ce31" office:value-type="float" office:value="579" calcext:value-type="float">
            <text:p><text:s text:c="3"/>57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99" calcext:value-type="float">
            <text:p><text:s text:c="3"/>1,699</text:p>
          </table:table-cell>
          <table:table-cell table:style-name="ce31" office:value-type="float" office:value="4127" calcext:value-type="float">
            <text:p><text:s text:c="3"/>4,127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61" calcext:value-type="float">
            <text:p><text:s/>－4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937" calcext:value-type="float">
            <text:p>93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04" calcext:value-type="float">
            <text:p>20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57" calcext:value-type="float">
            <text:p>45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6" calcext:value-type="float">
            <text:p>1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9" calcext:value-type="float">
            <text:p>87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1" calcext:value-type="float">
            <text:p>79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80" calcext:value-type="float">
            <text:p>48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8" calcext:value-type="float">
            <text:p>8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75" calcext:value-type="float">
            <text:p>1,77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36" calcext:value-type="float">
            <text:p>33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240" calcext:value-type="float">
            <text:p>24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83" calcext:value-type="float">
            <text:p>18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33" calcext:value-type="float">
            <text:p>93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80" calcext:value-type="float">
            <text:p>78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72" calcext:value-type="float">
            <text:p>7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03" calcext:value-type="float">
            <text:p>2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1" calcext:value-type="float">
            <text:p>6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46" calcext:value-type="float">
            <text:p>64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16" calcext:value-type="float">
            <text:p>2,51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1440" calcext:value-type="float">
            <text:p>1,44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32" calcext:value-type="float">
            <text:p>3,23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1440" calcext:value-type="float">
            <text:p>1,44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16" calcext:value-type="float">
            <text:p><text:s/>－71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2" calcext:value-type="float">
            <text:p>1,46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691" calcext:value-type="float">
            <text:p>6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65" calcext:value-type="float">
            <text:p><text:s/>－26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55" calcext:value-type="float">
            <text:p>455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749" calcext:value-type="float">
            <text:p>74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51" calcext:value-type="float">
            <text:p><text:s/>－45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95" calcext:value-type="float">
            <text:p>39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" calcext:value-type="float">
            <text:p><text:s/>－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88" calcext:value-type="float">
            <text:p>18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3" calcext:value-type="float">
            <text:p><text:s/>－2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199" calcext:value-type="float">
            <text:p>199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07" calcext:value-type="float">
            <text:p>2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707" calcext:value-type="float">
            <text:p>7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30" calcext:value-type="float">
            <text:p><text:s/>－33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304" calcext:value-type="float">
            <text:p>3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42" calcext:value-type="float">
            <text:p><text:s/>－14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03" calcext:value-type="float">
            <text:p>40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-188" calcext:value-type="float">
            <text:p><text:s/>－188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936" calcext:value-type="float">
            <text:p>1,93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7" calcext:value-type="float">
            <text:p><text:s/>－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82" calcext:value-type="float">
            <text:p>982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04" calcext:value-type="float">
            <text:p>1,00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437" calcext:value-type="float">
            <text:p>4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5" calcext:value-type="float">
            <text:p>48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62" calcext:value-type="float">
            <text:p>16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89" calcext:value-type="float">
            <text:p>8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6" calcext:value-type="float">
            <text:p>2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479" calcext:value-type="float">
            <text:p>47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07" calcext:value-type="float">
            <text:p>2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72" calcext:value-type="float">
            <text:p>27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2" calcext:value-type="float">
            <text:p><text:s/>－5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0" calcext:value-type="float">
            <text:p>－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25" calcext:value-type="float">
            <text:p>3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" calcext:value-type="float">
            <text:p>2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44" calcext:value-type="float">
            <text:p>1,34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524" calcext:value-type="float">
            <text:p>524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31" calcext:value-type="float">
            <text:p>23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-16" calcext:value-type="float">
            <text:p><text:s/>－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93" calcext:value-type="float">
            <text:p>29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07" calcext:value-type="float">
            <text:p>2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68" calcext:value-type="float">
            <text:p>76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39" calcext:value-type="float">
            <text:p>2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183" calcext:value-type="float">
            <text:p><text:s/>－183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9" calcext:value-type="float">
            <text:p>1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67" calcext:value-type="float">
            <text:p><text:s/>－6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116" calcext:value-type="float">
            <text:p><text:s/>－11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79" calcext:value-type="float">
            <text:p>479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26" calcext:value-type="float">
            <text:p>2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4" calcext:value-type="float">
            <text:p><text:s/>－18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19" calcext:value-type="float">
            <text:p>1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0" calcext:value-type="float">
            <text:p>12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4" calcext:value-type="float">
            <text:p><text:s/>－7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10" calcext:value-type="float">
            <text:p><text:s/>－11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2" calcext:value-type="float">
            <text:p>2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6" calcext:value-type="float">
            <text:p><text:s/>－6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